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break-before="page">
        <style:tab-stops>
          <style:tab-stop style:position="6.096cm"/>
        </style:tab-stops>
      </style:paragraph-properties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Normal">
      <style:paragraph-properties fo:margin-left="0cm" fo:margin-right="0cm" fo:text-indent="0.635cm" style:auto-text-indent="false"/>
      <style:text-properties officeooo:paragraph-rsid="000587fa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668f8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699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587fa"/>
    </style:style>
    <style:style style:name="T4" style:family="text">
      <style:text-properties officeooo:rsid="000699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Default_20_Paragraph_20_Font">GALENI DE VENAE SECTIONE A</text:span><text:span text:style-name="Default_20_Paragraph_20_Font"><text:span text:style-name="T3">D-</text:span></text:span><text:span text:style-name="Default_20_Paragraph_20_Font"><text:line-break/>VERS</text:span><text:span text:style-name="Default_20_Paragraph_20_Font"><text:span text:style-name="T3">U</text:span></text:span><text:span text:style-name="Default_20_Paragraph_20_Font">S ERA SISTRAT</text:span><text:span text:style-name="Default_20_Paragraph_20_Font"><text:span text:style-name="T3">UM </text:span></text:span><text:bookmark-start text:name="bookmark0"/><text:span text:style-name="Default_20_Paragraph_20_Font">LIBER</text:span><text:bookmark-end text:name="bookmark0"/><text:span text:style-name="Default_20_Paragraph_20_Font">.</text:span></text:h>
      <text:h text:style-name="Heading_20_2" text:outline-level="2">Cap. I.</text:h>
      <text:p text:style-name="P4"><text:s/>Quaestione haud parva dignum esse nubi<text:line-break/>videtur, cur tandem Erasistratus tum in aliis artis partibus<text:line-break/>abunde versatus, tum in minimis adeo diligens, ut etiam<text:line-break/>olernm quorundam et cataplafmatum coctiones scriptis man-<text:line-break/>derit; in quibus abunde erat, ubi ad quid conferrent tantum<text:line-break/>explicasset, alteri confectionis modum relinquere, tanquam<text:line-break/>nihil magnum et vulgare inve<text:span text:style-name="Default_20_Paragraph_20_Font"><text:span text:style-name="T2">n</text:span></text:span>iendum, de sanguinis mif-<text:line-break/>sioue praesidio tam valido ac magno, quodque nihilo minus<text:line-break/>quam efficacissima remedia leniores commendarunt, nullam</text:p>
      <text:p text:style-name="P1">mentionem fecerit. Quippe neque nomen fere detractionis<text:line-break/>sanguinis in nullo ipsius commentario invenias, praeter -<text:line-break/>quam semel in sermone de sanguinis -eductione, ubi tamen<text:line-break/>obiter magis, ut alicui rideri possit, quam ex insigni quodam<text:line-break/>studio meminit, id quod ex verbis ipsius disces, quae hunc<text:line-break/>iu modum habent; <text:span text:style-name="Default_20_Paragraph_20_Font"><text:span text:style-name="T2">Dehgi</text:span></text:span>T<text:span text:style-name="Default_20_Paragraph_20_Font"><text:span text:style-name="T2">tura</text:span></text:span>s <text:span text:style-name="Default_20_Paragraph_20_Font"><text:span text:style-name="T2">m</text:span></text:span>o<text:span text:style-name="Default_20_Paragraph_20_Font"><text:span text:style-name="T2">liri op</text:span></text:span>o<text:span text:style-name="Default_20_Paragraph_20_Font"><text:span text:style-name="T2">rtet adaias et<text:line-break/>inguina, non sicut n</text:span></text:span>o<text:span text:style-name="Default_20_Paragraph_20_Font"><text:span text:style-name="T2">nnulli qui curatione</text:span></text:span>s <text:span text:style-name="Default_20_Paragraph_20_Font"><text:span text:style-name="T2">imitantur, non<text:line-break/>intelligente</text:span></text:span>s <text:span text:style-name="Default_20_Paragraph_20_Font"><text:span text:style-name="T2">se sanguini</text:span></text:span>s <text:span text:style-name="Default_20_Paragraph_20_Font"><text:span text:style-name="T2">gratia haec facere , quem tamen<text:line-break/>abunde vinculi</text:span></text:span>s <text:span text:style-name="Default_20_Paragraph_20_Font"><text:span text:style-name="T2">exprimunt. Nam in partibu</text:span></text:span>s <text:span text:style-name="Default_20_Paragraph_20_Font"><text:span text:style-name="T2">corpori</text:span></text:span>s <text:span text:style-name="Default_20_Paragraph_20_Font"><text:span text:style-name="T2">doli-<text:line-break/>gatis copi</text:span></text:span>o<text:span text:style-name="Default_20_Paragraph_20_Font"><text:span text:style-name="T2">sior sanguis recipitur, id quod indicat venarum<text:line-break/>distentio et venae sectio;</text:span></text:span> m<text:span text:style-name="Default_20_Paragraph_20_Font"><text:span text:style-name="T2">ulto enim largius siuit, quum<text:line-break/>corpori</text:span></text:span>s <text:span text:style-name="Default_20_Paragraph_20_Font"><text:span text:style-name="T2">pars, c</text:span></text:span>i<text:span text:style-name="Default_20_Paragraph_20_Font"><text:span text:style-name="T2">tius vena secatur, fuerit del</text:span></text:span>i<text:span text:style-name="Default_20_Paragraph_20_Font"><text:span text:style-name="T2">gata. At in<text:line-break/></text:span></text:span>e<text:span text:style-name="Default_20_Paragraph_20_Font"><text:span text:style-name="T2">ductione sanguinis plurimum sanguinis rec</text:span></text:span>i<text:span text:style-name="Default_20_Paragraph_20_Font"><text:span text:style-name="T2">pitur tum in<text:line-break/></text:span></text:span>c<text:span text:style-name="Default_20_Paragraph_20_Font"><text:span text:style-name="T2">ruribus tum in brachiis, si deligatura saeta vinculis ex-<text:line-break/>cspiatur.- Nam ubi paucior fit is qut in thorace effi levior<text:line-break/>quoque erit educti</text:span></text:span>o. <text:span text:style-name="Default_20_Paragraph_20_Font"><text:span text:style-name="T2">Jdem hoc moliri volunt etiam qui san-<text:line-break/>guinem reiicientibus venam secant, sed mult</text:span></text:span>o <text:span text:style-name="Default_20_Paragraph_20_Font"><text:span text:style-name="T2">melius Chr</text:span></text:span>y-</text:p>
      <text:p text:style-name="P2"><text:span text:style-name="Default_20_Paragraph_20_Font"><text:span text:style-name="T2">sippus , n</text:span></text:span>o<text:span text:style-name="Default_20_Paragraph_20_Font"><text:span text:style-name="T2">n salum id quod praesens est respi</text:span></text:span>c<text:span text:style-name="Default_20_Paragraph_20_Font"><text:span text:style-name="T2">ien</text:span></text:span>s, <text:span text:style-name="Default_20_Paragraph_20_Font"><text:span text:style-name="T2">verum<text:line-break/>etia</text:span></text:span>m <text:span text:style-name="Default_20_Paragraph_20_Font"><text:span text:style-name="T2">de imminenti pericul</text:span></text:span>o <text:span text:style-name="Default_20_Paragraph_20_Font"><text:span text:style-name="T2">salici</text:span></text:span>b<text:span text:style-name="Default_20_Paragraph_20_Font"><text:span text:style-name="T2">us. Etenim periculo<text:line-break/>qu</text:span></text:span>o<text:span text:style-name="Default_20_Paragraph_20_Font"><text:span text:style-name="T2">d ex eductione sanguinis accidit pr</text:span></text:span>o<text:span text:style-name="Default_20_Paragraph_20_Font"><text:span text:style-name="T2">ximum esi illud,<text:line-break/>quod instammatio a</text:span></text:span>n<text:span text:style-name="Default_20_Paragraph_20_Font"><text:span text:style-name="T2">sam, in qu</text:span></text:span>o o<text:span text:style-name="Default_20_Paragraph_20_Font"><text:span text:style-name="T2">ffierre cibum fune non<text:line-break/>facile est. At ei qui venae secti</text:span></text:span>o<text:span text:style-name="Default_20_Paragraph_20_Font"><text:span text:style-name="T2">nem expertus est et longe<text:line-break/>tempore</text:span></text:span> i<text:span text:style-name="Default_20_Paragraph_20_Font"><text:span text:style-name="T2">nediam toleravit, periculum i</text:span></text:span>m<text:span text:style-name="Default_20_Paragraph_20_Font"><text:span text:style-name="T2">minet ne e</text:span></text:span>v<text:span text:style-name="Default_20_Paragraph_20_Font"><text:span text:style-name="T2">olvatur.<text:line-break/></text:span></text:span>Chryfippns <text:span text:style-name="Default_20_Paragraph_20_Font"><text:span text:style-name="T2">autem, qui al</text:span></text:span>i<text:span text:style-name="Default_20_Paragraph_20_Font"><text:span text:style-name="T2">mentum qu</text:span></text:span>o<text:span text:style-name="Default_20_Paragraph_20_Font"><text:span text:style-name="T2">d in c</text:span></text:span>o<text:span text:style-name="Default_20_Paragraph_20_Font"><text:span text:style-name="T2">rpore inest<text:line-break/>c</text:span></text:span>o<text:span text:style-name="Default_20_Paragraph_20_Font"><text:span text:style-name="T2">nfectum in locos n</text:span></text:span>o<text:span text:style-name="Default_20_Paragraph_20_Font"><text:span text:style-name="T2">n solutos transtulerit, qu</text:span></text:span>o <text:span text:style-name="Default_20_Paragraph_20_Font"><text:span text:style-name="T2">temn</text:span></text:span>e<text:span text:style-name="Default_20_Paragraph_20_Font"><text:span text:style-name="T2">re<text:line-break/>e</text:span></text:span>v<text:span text:style-name="Default_20_Paragraph_20_Font"><text:span text:style-name="T2">oluti</text:span></text:span>o<text:span text:style-name="Default_20_Paragraph_20_Font"><text:span text:style-name="T2">nis periculum esi, ubi. autem ex pr</text:span></text:span>o<text:span text:style-name="Default_20_Paragraph_20_Font"><text:span text:style-name="T2">mptu sic tra-<text:line-break/>duxerit, tunc utatur, osierre</text:span></text:span> id n<text:span text:style-name="Default_20_Paragraph_20_Font"><text:span text:style-name="T2">o</text:span></text:span>n coactus summe prn-<text:line-break/>dens <text:span text:style-name="Default_20_Paragraph_20_Font"><text:span text:style-name="T2">et laude dignus est, sibique per totum con</text:span></text:span>s<text:span text:style-name="Default_20_Paragraph_20_Font"><text:span text:style-name="T2">entan</text:span></text:span>e<text:span text:style-name="Default_20_Paragraph_20_Font"><text:span text:style-name="T2">us.<text:line-break/></text:span></text:span>Quod exigua haec et vulgaria neque Erasistrali in arte disi-<text:line-break/>gentium testentur, neque ipsius praesidii viribus digna exi-<text:line-break/>stant, omnibus manifestum est. At si neque apud Hippocra-<text:line-break/>tem neque -Dioclem neque Euryplrontem neque omnino<text:line-break/>alium quemquam Erafistrato seniorem remedium hoc scri-<text:line-break/>ptum esset, invenire forte aliquis cogitaret, fi nondum usus<text:line-break/>fuerit iuventus, neque a claris viris probatus, troua ratione<text:line-break/>ipsam omisisse. Quia vero inveniuntur alli<text:tab/><text:span text:style-name="Default_20_Paragraph_20_Font"><text:span text:style-name="T2">quos sari-</text:span></text:span></text:p>
      <text:p text:style-name="P1"><text:span text:style-name="Default_20_Paragraph_20_Font"><text:span text:style-name="T2">ptum est, </text:span></text:span>et multus jam praesidii usus erat, non in uno tan- :<text:line-break/>tum neque vulgari affectu, sed in plurimis et acutissimis, sic<text:line-break/>enim Hippocrates ipfe, qui omnium artis bonorum auctor<text:line-break/>nobis est, et alii veteres uti apparent, quid tandem Erasi-<text:line-break/>strato accidit, ut prorsus illius meminisse .neglexerit? Ete-<text:line-break/>nim num in affectibus quibusdam ipsum adhibere conveniat,<text:line-break/>quemadmodum et alia remedia, et cur conveniat, causam in-<text:line-break/>dicare debebat. Sed .ne innuit quidem utrum eo utendum<text:line-break/>sit, an mi<text:span text:style-name="Default_20_Paragraph_20_Font"><text:span text:style-name="T2">n</text:span></text:span>us, tantum abest ut sermonem de illo instituerit;<text:line-break/>imo non ausus est plane sententiam suam pronunciare, nisi<text:line-break/>semel, ut dixi, in uno affectu licet ex iis quae subticet sen-<text:line-break/>tentiae ipsius summa deprehendatur; non enim si ei place-<text:line-break/>ret, omisisset, neque exigua sane affectuum remedia scriptis<text:line-break/>indigere putasset, adeo vero magna posse aliquem, etiam st<text:line-break/>non ab illo disceret, per se invenire.</text:p>
      <text:h text:style-name="Heading_20_2" text:outline-level="2">Cap. II. </text:h>
      <text:p text:style-name="P4">Causa vero propter quam <text:span text:style-name="Default_20_Paragraph_20_Font"><text:span text:style-name="T2">t</text:span></text:span>ectione venae<text:line-break/>usus non est, ut sane verissime dicam, alicui forsan divina-</text:p>
      <text:p text:style-name="P1">tione indigere ridebitur. Quomodo enim quis scire possit,<text:line-break/>quid Erasistratus <text:span text:style-name="Default_20_Paragraph_20_Font"><text:span text:style-name="T2">s</text:span></text:span>enserit de illis, quorum ipfe nusquam late<text:line-break/>inseque meminit? attamen nonnulli <text:span text:style-name="Default_20_Paragraph_20_Font"><text:span text:style-name="T2">s</text:span></text:span>ententiam ipsius divi-<text:line-break/>nare non sunt veriti. Verum iidem errare maxime depre- .<text:line-break/>henduntur, inde quod luter fe <text:span text:style-name="Default_20_Paragraph_20_Font"><text:span text:style-name="T2">s</text:span></text:span>ententiis discrepent. Siqui-<text:line-break/>dem nullus ipsarum eadem sentit, et quod omnium g<text:span text:style-name="Default_20_Paragraph_20_Font"><text:span text:style-name="T2">r</text:span></text:span>avissi-<text:line-break/>mum est, ne ipsis quidem commilitonibus Erasistrati, disci-<text:line-break/>pulis autem Chrisippi Cnidii eadem videntur, cujus primi<text:line-break/>hoc dogma erat sanguinis detractione non uti, neque enim<text:line-break/>inter illos de Chrysippi sententia con venit. Sed quae sane<text:line-break/>ab Apoemante et Stratone dicta sunt, plane ridicula <text:span text:style-name="Default_20_Paragraph_20_Font"><text:span text:style-name="T2">t</text:span></text:span>anti<text:line-break/>Nam scarifica<text:span text:style-name="Default_20_Paragraph_20_Font"><text:span text:style-name="T2">r</text:span></text:span>e venam grave esse pronunciant, item digno -<text:line-break/>fuere dividereque ipsam arteriam , quod improspere cedit, si<text:line-break/>venae loco arteria dividatur, item quod metu aliquis mor-<text:line-break/>tuus sit, alius etiam antequam vas divideretu<text:span text:style-name="Default_20_Paragraph_20_Font"><text:span text:style-name="T2">r</text:span></text:span> , aliquis eo<text:line-break/>secto non ad <text:span text:style-name="Default_20_Paragraph_20_Font"><text:span text:style-name="T2">t</text:span></text:span>e redierit, item quod alicui sanguis adeo flu-<text:line-break/>xerit, ut sisti non posset; accedunt huc quae ab aliis dicun-<text:line-break/>tur, nempe mensuram evacuationis coniectura assequi est.</text:p>
      <text:p text:style-name="P1">difficile, ut necessarium sit, ut vel qui parum evacuat pro-<text:line-break/>nioveat nihil , vel qui modum excedit haud medi<text:span text:style-name="Default_20_Paragraph_20_Font"><text:span text:style-name="T2">o</text:span></text:span>crem no-<text:line-break/>xam inferat. Quid enim, inquiunt, abest immoderata fanguis<text:line-break/>nis missio a caede? nonullis, quod spiritus ex arteriis in ve-<text:line-break/>nas concidentis fieri posset; sequetur enim necessario spiri-<text:line-break/>tus sanguine per mutuas osculationes evacuato; nonnullis,<text:line-break/>quod affectu inflammationis in arteriis consistente venas<text:line-break/>evacuate fit supervacuum. At ejusmodi quamvis alicui pro-<text:line-break/>babilia esse videantur,. re vera nihil habe<text:span text:style-name="Default_20_Paragraph_20_Font"><text:span text:style-name="T2">n</text:span></text:span>t probabile et<text:line-break/>salsa manifesto sunt; multo enim side digniores essent .qui<text:line-break/>ea dicunt quae alii nonnulli ex humorum natura impulsi<text:line-break/>pronuntiarunt, et forte aliquis longiorem adversus illos<text:line-break/>orationem requi<text:span text:style-name="Default_20_Paragraph_20_Font"><text:span text:style-name="T2">r</text:span></text:span>et, sed hujus temporis non est, quippe in<text:line-break/>prolixitatem ile sermonem incidere esset necesse. Praelerea<text:line-break/>nihil alioquin cdgit ut vel Erafistrati vel. alterius cuiusdam<text:line-break/>Chrysippi discipulorum dicta redarguere aggrediamur.</text:p>
      <text:h text:style-name="Heading_20_2" text:outline-level="2">Cap. Il.I.</text:h>
      <text:p text:style-name="P4"><text:s/>Optime igitur sermo procedere miln vide-.</text:p>
      <text:p text:style-name="P1">bitur, si aliis omissis ab ipsis Erasistrati plaritis exordiar;<text:line-break/>dicetur autem quam licet brevissime. Placet ei arteriam vas<text:line-break/>esse spiritus, venam autem sanguinis, majora autum vasa lu<text:line-break/>minorem propaginem diffundi et numerosiorem, per .totum-<text:line-break/>que corpus deferri; nullum enim esse locum ubi non ex-<text:line-break/>tremum vasis situm in tam exiles terminos desinat, ut extre- .<text:line-break/>morum osculorum conniventia contentus in ipsis sanguis<text:line-break/>coerceatur, atque idcirco licet ora tum venae tum arteriae<text:line-break/>sibi mutuo vicina sint, sanguis inpropriis permanet torminis,<text:line-break/>nusquam spiritus vasa ingrediens. Atque hactenus sane lege<text:line-break/>naturae animal dispensatur, quia vero causa quaedam vio-<text:line-break/>lenta ex venis in arterias sanguinem traducit, aegrotare<text:line-break/>jam.necesse est. Jam causas etiam alias quasdam et nihilo<text:line-break/>minus copiam esse sanguinis, a qua dissensu sane ve<text:span text:style-name="Default_20_Paragraph_20_Font"><text:span text:style-name="T2">n</text:span></text:span>ae tuus-<text:line-break/>nam, adaperiri autem extrema, .prius conniventia. ac fangui-<text:line-break/>nem in arterias transfundi atque inde in spiritum qui a<text:line-break/>corde fertur illidere, contraque hunc incumbere motum il-</text:p>
      <text:p text:style-name="P1">lius immutantem, ubi prope fuerit et e directo principii,<text:line-break/>atque hunc esse febrem; item propulsum ab eo pr or<text:span text:style-name="Default_20_Paragraph_20_Font"><text:span text:style-name="T2">t</text:span></text:span>um in<text:line-break/>arteriarum extremis constringi, atque hanc esse inflamma-<text:line-break/>tionem. Ita sane ex copia inflammationem effici hac ratione.<text:line-break/>In vulneribus inflammationem causatur Iane et hic concr-<text:line-break/>dentiam sanguinis ex venis in arterias, ipsius porro coner-<text:line-break/>dentice causam esse dicit consequentiam ad id quod evacua-<text:line-break/>tur. Quum enim ex arteriis in vulnerata parte dirisu fpiri-<text:line-break/>tus totus inter vulnerandum evanuerit, ac periculum sit ne<text:line-break/>locus fiat vacuus, per mutuas osculationes sanguinem sequi,<text:line-break/>spiritu. qui bafin replet evacuato : itaque vaste reserato spiri-<text:line-break/>tum effundi, clausa autem et connivente intro propulsum a<text:line-break/>spiritu qui a corde emittitur, rursus totum in locis vulneri<text:line-break/>vicinis colligi, atque ita generari inflammationem. Age jam,<text:line-break/>donabimus enim ipfum in praesentia omnia de febribus et<text:line-break/>de inflammatione vera dicere , etsi quod nullum ex ipsis</text:p>
      <text:p text:style-name="P1">verum sit alibi demonstraverimus, deinceps nos doceat re-<text:line-break/>media. Ait itaque ipsis tum in aliis multis tum in tertio de<text:line-break/>febribus ita ad verbum. <text:span text:style-name="Default_20_Paragraph_20_Font"><text:span text:style-name="T2">Circa initia morborum et iustam.<text:line-break/>mu</text:span></text:span>l<text:span text:style-name="Default_20_Paragraph_20_Font"><text:span text:style-name="T2">ionum generatione</text:span></text:span>s <text:span text:style-name="Default_20_Paragraph_20_Font"><text:span text:style-name="T2">sorbition</text:span></text:span>es <text:span text:style-name="Default_20_Paragraph_20_Font"><text:span text:style-name="T2">in totum circumcidendae<text:line-break/></text:span></text:span>sci<text:span text:style-name="Default_20_Paragraph_20_Font"><text:span text:style-name="T2">nt, ac fiunt magna ex parte lnsiammatione</text:span></text:span>s, <text:span text:style-name="Default_20_Paragraph_20_Font"><text:span text:style-name="T2">quaescbres<text:line-break/>inferunt ex plethora, in quibus temporibus quum cibi dan-<text:line-break/>tur et c</text:span></text:span>o<text:span text:style-name="Default_20_Paragraph_20_Font"><text:span text:style-name="T2">ncoctio difiributi</text:span></text:span>o<text:span text:style-name="Default_20_Paragraph_20_Font"><text:span text:style-name="T2">que munia sc</text:span></text:span>i<text:span text:style-name="Default_20_Paragraph_20_Font"><text:span text:style-name="T2">a</text:span></text:span> o<text:span text:style-name="Default_20_Paragraph_20_Font"><text:span text:style-name="T2">beunt , vasis<text:line-break/>alimenti insigniter repletis, validiores instammationes ge-<text:line-break/>nerantur.</text:span></text:span> Haec sane de inflammationibus, quae ex copia cis<text:line-break/>tra vulnus nascuntur, quae vero ex vulneribus proveniunt<text:line-break/>in primo rursus libro de sebribus hunc in m<text:span text:style-name="Default_20_Paragraph_20_Font"><text:span text:style-name="T2">o</text:span></text:span>dum scribit :<text:line-break/><text:span text:style-name="Default_20_Paragraph_20_Font"><text:span text:style-name="T2">Curationes his consentaneae, ut vulnera omnia citra in—<text:line-break/>siammationem confervent, nam medicam</text:span></text:span>e<text:span text:style-name="Default_20_Paragraph_20_Font"><text:span text:style-name="T2">nt</text:span></text:span>o<text:span text:style-name="Default_20_Paragraph_20_Font"><text:span text:style-name="T2">rum alia in-<text:line-break/>uncta locis sani</text:span></text:span>s, <text:span text:style-name="Default_20_Paragraph_20_Font"><text:span text:style-name="T2">adstringendo reprimendoque sanguinis ex<text:line-break/>superiori parte estusi impetum ad divises locos fieri prohi-<text:line-break/>bent, ex sani</text:span></text:span>s <text:span text:style-name="Default_20_Paragraph_20_Font"><text:span text:style-name="T2">autem locis, quum multae et arteria</text:span></text:span>e e<text:span text:style-name="Default_20_Paragraph_20_Font"><text:span text:style-name="T2">t ve-<text:line-break/>nae</text:span></text:span> o<text:span text:style-name="Default_20_Paragraph_20_Font"><text:span text:style-name="T2">sculis hient, in</text:span></text:span> i<text:span text:style-name="Default_20_Paragraph_20_Font"><text:span text:style-name="T2">psas l</text:span></text:span>o<text:span text:style-name="Default_20_Paragraph_20_Font"><text:span text:style-name="T2">c</text:span></text:span>o<text:span text:style-name="Default_20_Paragraph_20_Font"><text:span text:style-name="T2">s assect</text:span></text:span>u<text:span text:style-name="Default_20_Paragraph_20_Font"><text:span text:style-name="T2">s sit transse</text:span></text:span>i<text:span text:style-name="Default_20_Paragraph_20_Font"><text:span text:style-name="T2">mptio,.</text:span></text:span></text:p>
      <text:p text:style-name="P1"><text:span text:style-name="Default_20_Paragraph_20_Font"><text:span text:style-name="T2">sanguine ex venis in arterias elapsa. </text:span></text:span>Deinde rursus con-<text:line-break/>sientaneum his est nihil offerre vulneratis per inflammatio-<text:line-break/>nis tempora, siquidem venae alimento vacuae sacilius san-<text:line-break/>guinem in a<text:span text:style-name="Default_20_Paragraph_20_Font"><text:span text:style-name="T2">r</text:span></text:span>terias concidentem recipient. Quod ubi fit, mi-.<text:line-break/>nus erunt inflammationes. Proinde quod quidem copia eva-<text:line-break/>cuanda sit, quodque venae plenae et distentae nequeant rur-<text:line-break/>rus sanguinem in fe recipere, id etiam cum ipso. Erasi-<text:line-break/>strato consentit. At quomodo eas vacuare oporteat, de hoc<text:line-break/>ambigitur.</text:p>
      <text:h text:style-name="Heading_20_2" text:outline-level="2">Cap. IV.</text:h>
      <text:p text:style-name="P5"><text:s/>Ego itaque putavi, quum sanguinem eva-<text:line-break/>e<text:span text:style-name="Default_20_Paragraph_20_Font"><text:span text:style-name="T2">n</text:span></text:span>ari in confesso sit, et facillimum jam et promptissimum esse<text:line-break/>venam siccare, etenim celerrime ita et ipfas falas inflamma-<text:line-break/>tiones evacuavimus , quum inediae praeterquam quod longo<text:line-break/>tempore indigeant, etiam totum habitum similiter evacuent;<text:line-break/>hoc autem non convenit. Cur enim quis evacuet id quod<text:line-break/>evacuatione non indiget? vel cur carnes eliquet, quum li-<text:line-break/>ceat sanguinem effundere? ut alia incommoda omittam, quae</text:p>
      <text:p text:style-name="P1">longas inedias necessario c<text:span text:style-name="Default_20_Paragraph_20_Font"><text:span text:style-name="T2">o</text:span></text:span>mitantur, vires imbecilles, humo-<text:line-break/>res ad biliosum et amarum conversos, multos stomachi<text:line-break/>mor<text:span text:style-name="Default_20_Paragraph_20_Font"><text:span text:style-name="T2">t</text:span></text:span>us , transeam , dejectionem impeditam , ac omnia<text:line-break/>summatim excrementa acri<text:span text:style-name="Default_20_Paragraph_20_Font"><text:span text:style-name="T2">o</text:span></text:span>ra maliguioraque reddita, quo-<text:line-break/>rum nullum Erafistratus sinens; quemadmodum caeci, quum<text:line-break/>via laevis, lata et recta propinqua sit, angustam saepe, aspe-<text:line-break/>ram et longam captantes oberrant, ita ipse quoque juxta si-<text:line-break/>tam viam compendiosam admodum et molestia carentem<text:line-break/>praeteriens ad pravam longamq<text:span text:style-name="Default_20_Paragraph_20_Font"><text:span text:style-name="T2">n</text:span></text:span>e recessit, hoc tantum me-<text:line-break/>ditatus, au ad quod velit ipsa ducat, non item an celeriter<text:line-break/>et citra molestiam <text:span text:style-name="Default_20_Paragraph_20_Font"><text:span text:style-name="T2">ducat. </text:span></text:span>Etenim ad copiae evacuationem<text:line-break/>etiam inedia conducit, fateor, verum longo temporis processu,<text:line-break/>praeter quod multum molestet. Attamen tantum praesidium<text:line-break/>sapiens Erasistiatus omittens, quem nonnulli Hippocrati<text:line-break/>conferendum censent, non veretur nihil probabile et rationi<text:line-break/>consentaneum adferre, sed mentionem ipsius tanquam pra-<text:line-break/>vissimi cujusdam et nullius momenti facit. At non Hippo-<text:line-break/>crates, o Erafistrate, nulla in re inferior te medicus de mis-</text:p>
      <text:p text:style-name="P1">sione sanguinis ita sensit, sed quae tu admiraris verbis, ea re<text:line-break/>facere invenitur. Admiraris enim naturam ut artificiosam<text:line-break/>simul et de animali providam, non autum ipsam ullo in loco<text:line-break/>loricatis ,. quum . scias saepe sanguinis evacuatione naturam<text:line-break/>mullos morbos sanasse; id ne in uno quidem. unquam fe-<text:line-break/>risit. Cur autem taces naturae opera, quam commendas?<text:line-break/>cur quum apud Hippocratem multa ejusmodi scripta invenias.-<text:line-break/><text:span text:style-name="Default_20_Paragraph_20_Font"><text:span text:style-name="T2">Mulieri sanguinem vomenti, menstrui</text:span></text:span>s <text:span text:style-name="Default_20_Paragraph_20_Font"><text:span text:style-name="T2">erumpentibu</text:span></text:span>s, <text:span text:style-name="Default_20_Paragraph_20_Font"><text:span text:style-name="T2">sclu-<text:line-break/></text:span></text:span>r<text:span text:style-name="Default_20_Paragraph_20_Font"><text:span text:style-name="T2">i</text:span></text:span>o<text:span text:style-name="Default_20_Paragraph_20_Font"><text:span text:style-name="T2">; atra bile infestati</text:span></text:span>s <text:span text:style-name="Default_20_Paragraph_20_Font"><text:span text:style-name="T2">remedio sunt haemorrhoide</text:span></text:span>s; item,<text:line-break/><text:span text:style-name="Default_20_Paragraph_20_Font"><text:span text:style-name="T2">larga sanguini</text:span></text:span>s <text:span text:style-name="Default_20_Paragraph_20_Font"><text:span text:style-name="T2">prostuvia magna</text:span></text:span> ex parte <text:span text:style-name="Default_20_Paragraph_20_Font"><text:span text:style-name="T2">per nare</text:span></text:span>s <text:span text:style-name="Default_20_Paragraph_20_Font"><text:span text:style-name="T2">solc<text:line-break/>v</text:span></text:span>i<text:span text:style-name="Default_20_Paragraph_20_Font"><text:span text:style-name="T2">tatur</text:span></text:span>, apud te nihil hujusmodi, sed naturam verbo tenus<text:line-break/>tantum commendas, nullum vero opus ipsius usquam feri-<text:line-break/>p to mandasti? Mihi autem solius naturae opera condiscere<text:line-break/>fatis erat, unde adjutus id quod convenit invenire abunde<text:line-break/>potui. An mihi concedent qui te admirantur ut id quod<text:line-break/>res est dicam, nempe quod aut mentis inops omnino esse<text:line-break/>videaris aut leviter in naturae operibus versatus. Alterutri<text:line-break/>enim <text:span text:style-name="Default_20_Paragraph_20_Font"><text:span text:style-name="T2">o</text:span></text:span>bnoxius es;vel neutiquam ea intelligis, .vel si intelli-</text:p>
      <text:p text:style-name="P1">gas, non imitaris, aut .ut qui in dom<text:span text:style-name="Default_20_Paragraph_20_Font"><text:span text:style-name="T2">o</text:span></text:span> quadam c<text:span text:style-name="Default_20_Paragraph_20_Font"><text:span text:style-name="T2">o</text:span></text:span>ndulus<text:line-break/>haec scripseris, nullum unquam aegrotum c<text:span text:style-name="Default_20_Paragraph_20_Font"><text:span text:style-name="T2">o</text:span></text:span>nspicatus, unda<text:line-break/>merito naturae opera ignoras, semper quidem ea admiratus;<text:line-break/>nunquam vero deinde, .quae tua summa est dementia, itni-<text:line-break/>taris. Postea fi-fcribere aliquid aggrediaris, scribendi legem<text:line-break/>n<text:span text:style-name="Default_20_Paragraph_20_Font"><text:span text:style-name="T2">o</text:span></text:span>n servas.: Conveniebat enrm primum naturae opera mihi<text:line-break/>perscribere, deinde explicare quaenam perfecte ac integre<text:line-break/>proprio impetu concitata efficit, quae vero imperfecte, a<text:line-break/>morbificis causis impedita. Via enim haec est ad remediorum^<text:line-break/>inventionem, ut ubi didiceris quae probe ab ea obeuntur,<text:line-break/>his pollis succurrere id qu<text:span text:style-name="Default_20_Paragraph_20_Font"><text:span text:style-name="T2">o</text:span></text:span>d deest adjiciens, aut quum neu-<text:line-break/>tiquam movetur, etenim hoc quoque. nonnunquam ei acci-<text:line-break/>dit morbificarum causarum r<text:span text:style-name="Default_20_Paragraph_20_Font"><text:span text:style-name="T2">o</text:span></text:span>bore evictae, totum ipsi fup-<text:line-break/>pedites; h<text:span text:style-name="Default_20_Paragraph_20_Font"><text:span text:style-name="T2">o</text:span></text:span>rum nullum ostendisti. Fortassis enim, quod di-<text:line-break/>eunt, negligis quidem aegrotos inspicere, domi autem ma-<text:line-break/>neus opinionem tuum scripto. mandasti; attamen etiam si<text:line-break/>ipsa non videris , ab Hippocrate certe licebat legenti tibi<text:line-break/>difcerc quaenam ab<text:span text:style-name="Default_20_Paragraph_20_Font"><text:span text:style-name="T2">s</text:span></text:span>olute ac perfecte, et ut ipsa ille dicere</text:p>
      <text:p text:style-name="P1">solebat, integre natura mota judicantur,. quomodo purius<text:line-break/>ipsam optime quis imitetur ne aggredientem quidem judr-.<text:line-break/>cium, et quomodo ei quum aggreditur quidem, sed minus ac<text:line-break/>par est movetur, succurrendum. Si enim in his fuisses exer-<text:line-break/>citatus, ejusmodi te consulentem audirem qualia et Hippo-<text:line-break/>cratem audio ; <text:span text:style-name="Default_20_Paragraph_20_Font"><text:span text:style-name="T2">Quae judicantur jud</text:span></text:span>m<text:span text:style-name="Default_20_Paragraph_20_Font"><text:span text:style-name="T2">ataque sunt integre,<text:line-break/>non movere</text:span></text:span> o<text:span text:style-name="Default_20_Paragraph_20_Font"><text:span text:style-name="T2">p</text:span></text:span>o<text:span text:style-name="Default_20_Paragraph_20_Font"><text:span text:style-name="T2">rtet neque innovare vel medicamenti</text:span></text:span>s <text:span text:style-name="Default_20_Paragraph_20_Font"><text:span text:style-name="T2">vel<text:line-break/>ali</text:span></text:span>is <text:span text:style-name="Default_20_Paragraph_20_Font"><text:span text:style-name="T2">irritamenti</text:span></text:span>s, <text:span text:style-name="Default_20_Paragraph_20_Font"><text:span text:style-name="T2">sed sinere. </text:span></text:span>Hoc sane est naturae perfecte<text:line-break/>motae praeceptum, quod autem sequitur, quum ad judicium<text:line-break/>quidem contendit, fied minus ac convenit, eoque ei oprtulan-<text:line-break/>dum praecipiens in hunc modum dicit: <text:span text:style-name="Default_20_Paragraph_20_Font"><text:span text:style-name="T2">Quae ducere apor-.<text:line-break/>tet, eo ducenda setnt, quo potissimum. vergunt per loca<text:line-break/>c</text:span></text:span>o<text:span text:style-name="Default_20_Paragraph_20_Font"><text:span text:style-name="T2">nvenient</text:span></text:span>i<text:span text:style-name="Default_20_Paragraph_20_Font"><text:span text:style-name="T2">a. Cupit enim tunc natura noxium pr</text:span></text:span>o<text:span text:style-name="Default_20_Paragraph_20_Font"><text:span text:style-name="T2">pellere :<text:line-break/>ubi finem operi i</text:span></text:span>m<text:span text:style-name="Default_20_Paragraph_20_Font"><text:span text:style-name="T2">ponere prae imbecillitate non potest, no-<text:line-break/>stro auxil</text:span></text:span>i<text:span text:style-name="Default_20_Paragraph_20_Font"><text:span text:style-name="T2">o ind</text:span></text:span>i<text:span text:style-name="Default_20_Paragraph_20_Font"><text:span text:style-name="T2">get. </text:span></text:span>Idcirco et pleuriticos. curans, quo. hu-<text:line-break/>mores vergunt, evacuati Quid enim ait? <text:span text:style-name="Default_20_Paragraph_20_Font"><text:span text:style-name="T2">rerum .si dolor<text:line-break/>ad jugulam pertingat, aut gravita</text:span></text:span>s <text:span text:style-name="Default_20_Paragraph_20_Font"><text:span text:style-name="T2">brachium vel : mamil-<text:line-break/>lam vel parte</text:span></text:span>s <text:span text:style-name="Default_20_Paragraph_20_Font"><text:span text:style-name="T2">supra septum infestet, in</text:span></text:span> -c<text:span text:style-name="Default_20_Paragraph_20_Font"><text:span text:style-name="T2">ubito secanda</text:span></text:span></text:p>
      <text:p text:style-name="P1"><text:span text:style-name="Default_20_Paragraph_20_Font"><text:span text:style-name="T2">est</text:span></text:span> l<text:span text:style-name="Default_20_Paragraph_20_Font"><text:span text:style-name="T2">ena interior, et mullum detrahere sanguin</text:span></text:span>is <text:span text:style-name="Default_20_Paragraph_20_Font"><text:span text:style-name="T2">terendum<text:line-break/>non esu, donec multo rubicundior finxerit, vel l</text:span></text:span>o<text:span text:style-name="Default_20_Paragraph_20_Font"><text:span text:style-name="T2">co puti et<text:line-break/>rubri li. udus: utrumque enim accidit. Sin autem sub<text:line-break/>septo dolor urgeat, ad singulum tero non pertineat, alvus<text:line-break/>emollienda est aut veratro nigro aut peplio. </text:span></text:span>Rur<text:span text:style-name="Default_20_Paragraph_20_Font"><text:span text:style-name="T2">s</text:span></text:span>us in<text:line-break/>aliquo nephriticorum affectuum concur<text:span text:style-name="Default_20_Paragraph_20_Font"><text:span text:style-name="T2">s</text:span></text:span>u praefatus, ac in<text:line-break/>rene dolor gravis, stupor femoris e directo positi, infert po-<text:line-break/>plitem secare, lu e. venam in poplite incidere.</text:p>
      <text:h text:style-name="Heading_20_2" text:outline-level="2">Cap. V. </text:h>
      <text:p text:style-name="P6">Illud autem quomod<text:span text:style-name="Default_20_Paragraph_20_Font"><text:span text:style-name="T2">o</text:span></text:span> dictum est? <text:span text:style-name="Default_20_Paragraph_20_Font"><text:span text:style-name="T2">Stymargi<text:line-break/>ancillae, cui neque sanguis stuxerat, postquam siliam pepe-<text:line-break/>riffet, os autem uteri convolsam esset, ac dolor in coxam et<text:line-break/>crus per</text:span></text:span>t<text:span text:style-name="Default_20_Paragraph_20_Font"><text:span text:style-name="T2">ingeret, ex talo sanguis detractus profuit, etsi tre-<text:line-break/>mores totum corpus occuparent. </text:span></text:span>Sed ad causam veniendum<text:line-break/>et causae fomitem. Hippocrates itaque occasionem morbi<text:line-break/>examinari jubet et occasionis originem ; quod non dicere<text:line-break/>possis, ut arbitror, aliud quidpiam ac sanguinis copiam in-<text:line-break/>testantem a secta vena j uva ri exponetur. lu muliere igitm<text:line-break/>superius commemorata etsi tremula venam secare non ne .</text:p>
      <text:p text:style-name="P1">glexit, quum <text:span text:style-name="Default_20_Paragraph_20_Font"><text:span text:style-name="T2">n</text:span></text:span>emo alius. detrahere sanguinem in tremore<text:line-break/>ausus fuisset, quemadmodum neque in hydrope, neque in<text:line-break/>alio frigido affectu ullo, quum in hujusmodi- corpus adhuc<text:line-break/>magis refrigescat, calido humore evacuato, et calor nativus<text:line-break/>corpore. jam prius affectu refrigerato extinguatur. Verum<text:line-break/>Hippocrates considerans, ut ipse inquit, assectus causam co-<text:line-break/>piam esse sanguinis-: non enim purgata est mulier iis quae<text:line-break/>lochia vocantur purgamentis. Fomes occafionis hic est, pri-<text:line-break/>tuaque generatio et prima causa, quod <text:span text:style-name="Default_20_Paragraph_20_Font"><text:span text:style-name="T2">n</text:span></text:span>on recte purgatalit,<text:line-break/>uteri conversio, ut quae in coxas distorta esset. Quum igitur<text:line-break/>retentio vacuationem enundinaret, ad uterum autem impetus<text:line-break/>humorum, locum per quem evacuare oportet, .venam lu talo<text:line-break/>fecuit. Talis in omnibus Hippocrates est. Sed ne diutius<text:line-break/>Erafistratios offendam ipsum commendando, siquidem mihi<text:line-break/>videntur tum hi ipsi tum ante eos- Erasistratus cum viro.<text:line-break/>contendere, dicta Hippocrati, jam relinquamus: alias enim<text:line-break/>totam ipsius circa vacuationes a<text:span text:style-name="Default_20_Paragraph_20_Font"><text:span text:style-name="T2">r</text:span></text:span>tem licet indicare. Digre-</text:p>
      <text:p text:style-name="P1">diamur autem ad alios utriusque sectae, et empiricae et ra.-<text:line-break/>tionalis, viros: neque enim ex his ullum a venae sectione<text:line-break/>abhorruisse invenio. Nam dogmaticum novi et Dioclem et<text:line-break/>Plistonicum et Dieuchetn et Menefitheum et Praxagoram<text:line-break/>et Philotimum et Herophilum et Asclepiadem sanguinem<text:line-break/>detrahere ; effi Asclepiades adeo fuerit contentiosus et gloriae<text:line-break/>cupidus ut fere omnia superiorum dogmata submoverit, .<text:line-break/>neque ulli alii qui ante ipsum fuerat, neque Hippocrati pe-<text:line-break/>paruerit, ut qui veterum medicinam mortis curationem di-<text:line-break/>cere non sit veritus. Attamen adeo non suit impudens, ut<text:line-break/>plane venae sectionem ex medicis praesidiis eximere sit au-<text:line-break/>sus, imo nec recentiorum aliquis nec veterum, non Mandas,<text:line-break/>non Athenaeus, non Agathinus,non Archigenes, non empi-<text:line-break/>Vico<text:span text:style-name="Default_20_Paragraph_20_Font"><text:span text:style-name="T2">r</text:span></text:span>um chorus. At ex his qui rationi nunquam attendunt,<text:line-break/>sed experientiae perpetuo adhaerent; nullum adferre possis,.<text:line-break/>qui hoc tentarit. Cur igitur qui in omnibus fere aliis dissen-<text:line-break/>tiunt, in hoc uno sunt concordes mihi enim nullum vide--<text:line-break/>tur esse fide dignius , quam <text:span text:style-name="Default_20_Paragraph_20_Font"><text:span text:style-name="T2">t</text:span></text:span>ensus certus et suspicione vuo</text:p>
      <text:p text:style-name="P1">cans. Relinquamus autem hos, si ita vis, ne testium multitu t<text:line-break/>dine naturae quam commendas opera reddamus dubia. Non<text:line-break/>haec mulieres quidem omnes singulis mensibus evacuat, fan-<text:line-break/>guinis superfluum effundens? Conveniebat enim, mea ien-<text:line-break/>tentis, ut muliebre genus quod domi non in magnis degit<text:line-break/>laboribus, neque in sule puro versatur et propter haec ambo<text:line-break/>copiam congregat sovetque, naturale remedium habeat pleni-.<text:line-break/>tudinis evacuationem. Atque unum sane hoc naturae opus<text:line-break/>est, alterum vero post,partum purgatio etsi etiam partus<text:line-break/>ipse evacuatio siti Ex uteri sanguine foetus alitur: postquam<text:line-break/>in lucem editus est , lactis in mamilla generatio non exigua<text:line-break/>vacuatio mensium copiae respondens existit; una enim am-<text:line-break/>borum et menstrui et lactis substantia est, ac communes, ut<text:line-break/>ita dicam, utrorumque rivorum fontes venae existunt Qua<text:line-break/>de cau<text:span text:style-name="Default_20_Paragraph_20_Font"><text:span text:style-name="T2">t</text:span></text:span>a quibus per aetatem men<text:span text:style-name="Default_20_Paragraph_20_Font"><text:span text:style-name="T2">t</text:span></text:span>es nonamplius fluunt his<text:line-break/>neque in. mammis lac colligitur, item quae purgationis tem-<text:line-break/>pora quidem non excesserunt, ied laetant, non purgantur,<text:line-break/>et si musieri lactenti per uterum sanguis effluit,. -lac evane-</text:p>
      <text:p text:style-name="P1">scit: et quae animantia no<text:span text:style-name="Default_20_Paragraph_20_Font"><text:span text:style-name="T2">n</text:span></text:span> concipiunt, his neque lac est;<text:line-break/>contra quibus lac est, ea donec concipiunt lac habent: At si<text:line-break/>etianr didice<text:span text:style-name="Default_20_Paragraph_20_Font"><text:span text:style-name="T2">r</text:span></text:span>is quantis ex hac vacuati one bonisfoeminemn<text:line-break/>genus fmritur, et quae ipsi noxae oboriuntur si non evacue-<text:line-break/>tm, haud novi quomodo sustines adhuc non omni studio<text:line-break/>sanguinem redundantem evacuare. <text:span text:style-name="Default_20_Paragraph_20_Font"><text:span text:style-name="T2">Mulier n</text:span></text:span>o<text:span text:style-name="Default_20_Paragraph_20_Font"><text:span text:style-name="T2">n p</text:span></text:span>o<text:span text:style-name="Default_20_Paragraph_20_Font"><text:span text:style-name="T2">dagra c</text:span></text:span>o<text:span text:style-name="Default_20_Paragraph_20_Font"><text:span text:style-name="T2">r-.<text:line-break/>ripitur, nisi mensos</text:span></text:span> i<text:span text:style-name="Default_20_Paragraph_20_Font"><text:span text:style-name="T2">psiu</text:span></text:span>s <text:span text:style-name="Default_20_Paragraph_20_Font"><text:span text:style-name="T2">defecerint</text:span></text:span>, ait Hippocrates. At<text:line-break/>quid opus habeo- verbis Hippocratis contra hominem Hippo-<text:line-break/>orati inimicum? Puto igitur ipsam veritatem per me praeco-<text:line-break/>neni tibi dicere, mulierem, si recte purgetur, non infestari<text:line-break/>podagra, neque morbo articulario neque pleuritide neque<text:line-break/>peripneumonia, imo neque morbo comitiali neque apople-<text:line-break/>xia, neque respirationis neque vocis defectu in ullo tenr-<text:line-break/>pore molestatur, si recte purgetur menstruis. Sed quando-<text:line-break/>que correpta est phrenitide aut lethargo aut convulsione<text:line-break/>aut tremore aut tetano, mensibus emanantibus. Novisti au-<text:line-break/>tem quandoque melaneholia laborantem, aut insanientem,<text:line-break/>aut fpuentem ex thorace, aut vomentem sanguinem ex ven-</text:p>
      <text:p text:style-name="P1">tumulo, aut cephalaea aegrotantem/ aut angina suffocatam, aut<text:line-break/>magnum aliquem validumqne affectum sustinentem, si probe<text:line-break/>menstrua excernerentur ;. iis autem retentis, quolibet ultio<text:line-break/>esse opportunam, eique vacuationes mederi. Relictis autem<text:line-break/>jam mulieribus ad viros accedito difcitoque, quotcumque<text:line-break/>per haemorrhoides. superfluum vacuari consuerit , lu omnes<text:line-break/>a morbidi mmunes vitam trasigunt, quibuscunque vero re-<text:line-break/>tenta fuit evacuatio , gravissimis morsus conflictati su<text:span text:style-name="Default_20_Paragraph_20_Font"><text:span text:style-name="T2">n</text:span></text:span>t.<text:line-break/>Utrum neque ex sus sanguinem evacuatis, neque si angina<text:line-break/>co<text:span text:style-name="Default_20_Paragraph_20_Font"><text:span text:style-name="T2">r</text:span></text:span>repti suerint, neque si peripneumonia, anne perperam co-<text:line-break/>gusta ponas, tot pereuntes negligas? Tu sane forsan id facis,<text:line-break/>ego vero non haec tantum, fed etiam convulsionem et hy-<text:line-break/>derum sanguinis vaeuatione faepe curari. Sic enim et longa<text:line-break/>me experientia docet, et ratio sic ad occasio<text:span text:style-name="Default_20_Paragraph_20_Font"><text:span text:style-name="T2">n</text:span></text:span>em venire jubet<text:line-break/>occafiouisque incitamentum. Quod autem et experientia ita<text:line-break/>praecipit, empiric<text:span text:style-name="Default_20_Paragraph_20_Font"><text:span text:style-name="T2">o</text:span></text:span>rum libris perlectis condisces.</text:p>
      <text:h text:style-name="Heading_20_2" text:outline-level="2">Cap. VI. </text:h>
      <text:p text:style-name="P6">Ne igitur adhuc cum Hippocrate fotu te<text:line-break/>contendere. putato, .qui sanguinem vacuare praecipit sive</text:p>
      <text:p text:style-name="P1">in tremorem sive in hyderum, sive in aliud quoddam frigi-<text:line-break/>dum affectum , aut vir ex haemorrhoidum suppressione aut<text:line-break/>mulier ex menstruis . suppressis inciderit , sed etiam cum<text:line-break/>omnibus medicis empiricis et vita hominum : nam commu-<text:line-break/>nem omnium rati<text:span text:style-name="Default_20_Paragraph_20_Font"><text:span text:style-name="T2">o</text:span></text:span>nem subvertere mihi videris, nisi concessi<text:line-break/>seris a natura enixis concessum esse ut confideret sanguinem<text:line-break/>vacuandum esse, ubi copia ipsius subsit.- Quis ignorat con-<text:line-break/>travis contrariorum esse remedia? non enim Hipp<text:span text:style-name="Default_20_Paragraph_20_Font"><text:span text:style-name="T2">o</text:span></text:span>cratis fio-<text:line-break/>lius sententia .est, sed cunctis hominibus communis. Sed mihi<text:line-break/>videris te nimio cum Hippocrate contendendi studio etiam<text:line-break/>aliis esse stolidiorem, quum haec ipsa natura quotidie tibi<text:line-break/>suggerat et inediam assumptione curet, repletiones evacua--<text:line-break/>tionibus, frigus caliditate et calorem refrigeratione. Quid<text:line-break/>enim aliud est alimentum assumere quam copiam fuppedi-<text:line-break/>tare ? quid autem excernere stercus quam intestinum reple-<text:line-break/>tum evacuare.? quid urinam mittere quam vesicae reple-<text:line-break/>tioni mederi ? Jam pleraque animalia quum frigus sentiunt,<text:line-break/>latebras sibi et quosdam -calentes cunicul<text:span text:style-name="Default_20_Paragraph_20_Font"><text:span text:style-name="T2">o</text:span></text:span>s sub terram com- .</text:p>
      <text:p text:style-name="P1">parant; quum calore laborant, aestate i<text:span text:style-name="Default_20_Paragraph_20_Font"><text:span text:style-name="T2">n</text:span></text:span> aqua frigida natant,<text:line-break/>deguntque in locis umbrosis et vento expositis. Ego sane<text:line-break/>canem frequenter vidi vomitum sibi provocantem; item<text:line-break/>Aegyptiam avem clysterem imitantem: at hominibus, ut qui<text:line-break/>ratione utantur, haec ipsa omnia facilius praestari possunt.<text:line-break/>Vocato igitur medicinae imperitum ad aegrotum boni habi-<text:line-break/>tus, adolescentem, sanguinolentum , qui ab angina aut peri-<text:line-break/>pneumonia suffocetur, postea hominem interroga si quid ad-<text:line-break/>versus affectum animadvertat: quis adeo demens, ut non<text:line-break/>sanguinis vacuationem pronunciet? Verum Erasistratus prae<text:line-break/>co<text:span text:style-name="Default_20_Paragraph_20_Font"><text:span text:style-name="T2">n</text:span></text:span>tentione adversus Hippocratem concepta ne communes<text:line-break/>quidem omnium hominum notiones servare videtur, sed<text:line-break/>gruibus etiam adhuc stolidior invenitur. E longinquo igitur<text:line-break/>has quoque, ut aquilas, usque ad terrae fines volantes videre<text:line-break/>licet vicissim et. frigus et calorem subterfugientes curantes-<text:line-break/>que perpetuo contraria contrariis. Hoc igitur quod dixi<text:line-break/>no<text:span text:style-name="Default_20_Paragraph_20_Font"><text:span text:style-name="T2">n</text:span></text:span>dum Hippocratiea arte dignum est, nempe sanguinem<text:line-break/>vacuandum esse, quibus ex copia sanguinis periculum immi-</text:p>
      <text:p text:style-name="P1">net. Quo autem modo vacuationem moliri conveniat et quo<text:line-break/>tempore et quantam, magis cuperem mihi edisseri. Nam<text:line-break/>scire qua<text:span text:style-name="Default_20_Paragraph_20_Font"><text:span text:style-name="T2">n</text:span></text:span>do sane frontis vena seca<text:span text:style-name="Default_20_Paragraph_20_Font"><text:span text:style-name="T2">n</text:span></text:span>da veniat, quando vero<text:line-break/>ad oculorum angulos sitae, vel sub lingua vel humeralis.<text:line-break/>dicta vel quae per alas excurrit vel quae poplitem aut ta-<text:line-break/>lum perrepta<text:span text:style-name="Default_20_Paragraph_20_Font"><text:span text:style-name="T2">n</text:span></text:span>t, e quibus omnibus mitti sangui<text:span text:style-name="Default_20_Paragraph_20_Font"><text:span text:style-name="T2">n</text:span></text:span>em docuit<text:line-break/>Hippocrates, hanc ego medicorum ratiocinationem esse sen-<text:line-break/>tio, ac quod contraria contrariis curare oporteat, quodque<text:line-break/>copiae vacuatlo sit contraria, id etiam bruta intelligere puto,<text:line-break/>tantum abest ut- ego admirer. At si voles auribus paululum<text:line-break/>apertis, imo potius anime verum sermonem recipere, simul-<text:line-break/>fatis erga Hippocratem oblitus dicam tibi quid illius arte<text:line-break/>dignum sit. Hactenus enim Diocles, Plistouicus, Herophilus,<text:line-break/>Praxagoras, Philotimus aliique multi medici non sua qui-<text:line-break/>dem industria verum Hippocratem seque<text:span text:style-name="Default_20_Paragraph_20_Font"><text:span text:style-name="T2">n</text:span></text:span>tes invenerunt<text:line-break/>quando singulae quas diximus venae secandae sint. Quod<text:line-break/>autem atra bile vexatis haemorrhoides conferant, id nondum<text:line-break/>omnes intelligunt, etsi manifesto Hippocrates docuerit. Ve-</text:p>
      <text:p text:style-name="P1">tum qui sincere in scriptis illius versati sunt, lu soli quo-<text:line-break/>modo haemorrhois fiat ab ipso didicere. Quomodo autem<text:line-break/>et dysenteria, quomodo varix, item quod non semper sin-<text:line-break/>gula haec ne constituantur prohibere, sed quod interdum<text:line-break/>etiam promovere, vel dum natura conquiescit totum ei com-<text:line-break/>mittere oportet, qua<text:span text:style-name="Default_20_Paragraph_20_Font"><text:span text:style-name="T2">n</text:span></text:span>do ita conducit, adeo autum negligunt<text:line-break/>qui haec didicerunt dy fautoriam, varicem et haemorrhoi-<text:line-break/>dem mature curare aggredi, ut etiam ipsi quae non sunt<text:line-break/>convenientia facere machinentur. Ego siquidem. multos novi.<text:line-break/>et melancholia correptos et alias insanientes ob hujusmodi<text:line-break/>evacuationes medicorum inscitia impeditas. Nonnulli vero<text:line-break/>ipsorum pleuritide et nephritide sunt conflictati, alii autem<text:line-break/>sanguinem ex ventriculo vomuerunt, aut ex thorace extus-<text:line-break/>flerunt, . aut paraplexia vel hydero perierunt. Haec ego me-<text:line-break/>dico noscenda esse censeo, una cum magno illo circa vacua-<text:line-break/>lienes artificio.</text:p>
      <text:h text:style-name="Heading_20_2" text:outline-level="2">Cap. VII.</text:h>
      <text:p text:style-name="P6"><text:s/>Quantum autem ex sanguine exuperante<text:line-break/>vacuare oporteat, res non magni momenti. Cur tandem</text:p>
      <text:p text:style-name="P1">Erasistratus omisit, ceu aliquid. grande ? aut quid nugantur<text:line-break/>qui ad quoduis contendere paratissimi sunt, vaeuationis igno- ,<text:line-break/>nantem illum esse dicentes; quemadmodum etiam in aliis<text:line-break/>praesidiis idem obsidentes? aut cujus per dens mensuram<text:line-break/>exacte tenere ipsum arbitrantur, ut neque excedat quanti-<text:line-break/>tatem, neque in ea deficiat? num clysteria an purgantis en-<text:line-break/>jusdam medicamenti au utinam cientis vel tibi vel potus<text:line-break/>ullius? Tempestivum igitur ipsis est ad omnia suspicionem<text:line-break/>moventibus omnino conquiescere <text:span text:style-name="Default_20_Paragraph_20_Font"><text:span text:style-name="T2">ac silentium agere</text:span></text:span>. Cur-<text:line-break/>nam igitur Erasiftratus ipse purgantibus utitur medicamen-<text:line-break/>lis ac alnum aqua frigida temperatum cum aliis quibusdam<text:line-break/>tum cholericis exhibet? Hic sane Chrysippum praeceptorem<text:line-break/><text:span text:style-name="Default_20_Paragraph_20_Font"><text:span text:style-name="T2">t</text:span></text:span>uum satis invidiose laudat, tanquam praesidium a nullo ve-<text:line-break/>ferum cognitum invenerit, quod unum cholericis jam morti .<text:line-break/>proximis sufficiat curandis. Non enim id quovis tempore<text:line-break/>propinat, sed in angustum adeo spatium et brevem occasio-<text:line-break/>nem praesidii usum redegit, Ac id nun accuso, si omnes tem-<text:line-break/>p<text:span text:style-name="Default_20_Paragraph_20_Font"><text:span text:style-name="T2">o</text:span></text:span>ris partes accurate coniectura deprehendat. Admiretur</text:p>
      <text:p text:style-name="P1">autem quis istud, quomodo in illis quae ipse protulit, si<text:line-break/>Chryfippicum quicquam doceat, audax et temerarius admo-<text:line-break/>dum cristat, ac nihil cum prorsus nec occasionis celeritas<text:line-break/>nec difficilis men<text:span text:style-name="Default_20_Paragraph_20_Font"><text:span text:style-name="T2">t</text:span></text:span>urae comprehensio nec affectus periculum<text:line-break/>deterreat, sed adeo manifeste simul et exacte mensuram et<text:line-break/>occasionem ipsum id docere autumet, ut non medicis tentum,<text:line-break/>fui jam etiam idiotis praecepta ipsius utilia esse censeat. Ubi<text:line-break/>vero aliquem ex vetustioribus medicis inventionis nomine<text:line-break/>laudere debet, illic omnino subterfugit. Age jam etiam hoc<text:line-break/>ipsis demonstremus, mensuram in sanguinis missione facilius<text:line-break/>quam in quotis alio remedio deprehendi posse. Vel enim<text:line-break/>coloris mutationem saepe conjicere licet, idque bifariam fieri,<text:line-break/>interdum fluentem quidem sanguinem, interdum etiam ae-<text:line-break/>grotantem ipsum inspiriendo. Jam animi defectio in multis<text:line-break/>affectibus vacnationis terminus est et fluoris sanguinis tenor<text:line-break/>labnseens ac . pulsus immutari. Jam medicus hujus fusius<text:line-break/>v<text:span text:style-name="Default_20_Paragraph_20_Font"><text:span text:style-name="T2">e</text:span></text:span>r<text:span text:style-name="Default_20_Paragraph_20_Font"><text:span text:style-name="T2">n</text:span></text:span>ationis sistendae liberam habet potestatem, ubicunque<text:line-break/>voluerit, aliorum mustius. Verum sive medicamentum quod</text:p>
      <text:p text:style-name="P1">alvum subducat, exhibueris, sive quod vomitum provocet,<text:line-break/>sive quod urinas ducat, sive quod thoracem aut caput purget,<text:line-break/>prima exhibitio in tua potestate est, sequentia autem. fortuna<text:line-break/>sibi vindicat et magnum periculum comitatur medicamenta<text:line-break/>quae purgant exhibite, ne vel purgatio non moveatur aut<text:line-break/>ne id quod in ventrem confluit prompte excernatur aut<text:line-break/>cum doloribus, rosionibus, torminibus, refrigeratione, pus;<text:line-break/>sus defectu et animi excer<text:span text:style-name="Default_20_Paragraph_20_Font"><text:span text:style-name="T2">n</text:span></text:span>atur, aut totum corpus velamen-<text:line-break/>ter turbetur, exiguum autem evacuetur vel nimium, etenim<text:line-break/>et hoc multoties malorum gratissimum in hac medicatione<text:line-break/>accidit.. Non enim ut in vena divifa digito imposito statim<text:line-break/>sistis, ile quod in. ventrem confluit cohibes. Attamen medi-<text:line-break/>corum nullus supervenientium symptomatum metu a medi-<text:line-break/>tumentis exhibendis abstinet, sed ubi jam errorem commi-<text:line-break/>sit, non amplius eo uti proponit. Quid dico purgantia et va-<text:line-break/>lidorum medicamentorum mentionem faciens tempus con-<text:line-break/>tero, quum in cibo quolibet peccatum i<text:span text:style-name="Default_20_Paragraph_20_Font"><text:span text:style-name="T2">n</text:span></text:span> mensura admissum<text:line-break/>maxime offendat? Licet autem noxae magnitudinem contum-</text:p>
      <text:p text:style-name="P1">plani in effectis et imbecillis hominibus, qui celari refectione<text:line-break/>indigent, in quibus alimentum minus ac par est nutriens<text:line-break/>facultatem marcore consumit, nimium autem, pondus- potius<text:line-break/>naturae quam alimentum, plane vires strangulat et extinguit.<text:line-break/>An igitur etiam cibum offerre verebimur; quod mensura. ae-<text:line-break/>gre percipi queat ? ita sane etiam d medendo prorsus abisse<text:line-break/>nehis, quippe nullum in re medica praesidium i<text:span text:style-name="Default_20_Paragraph_20_Font"><text:span text:style-name="T2">n</text:span></text:span>venias,<text:line-break/>quod non cum moderatione quadam usum praebeat. At su-<text:line-break/>lam sanguinis missionem ne in. hoc quidem damnare possis,<text:line-break/>ambo mensurae errata vehementer nocent: etenim excessus<text:line-break/>perniciosissimos esse quis non dixerit? Verum non necessa-<text:line-break/>rium est excedere in quo minus est periculum. Esto lenito,<text:line-break/>verbi causa; trium heminarum moderata detractio, si quis.<text:line-break/>dem quatuor abstuleris, maxime. laedes, duae vero si detrac-<text:line-break/>tae sint, plurimum quidem juvant, nihil autem laedunt : licet<text:line-break/>etenim tibi unam vel clysteribus vel inediis vel frictioni-<text:line-break/>bus vel sudoribus evacuare, praeterquam quod neque si<text:line-break/>fecundo sanguinem voles dimittere, prohiberis. Sed quid<text:line-break/>multa affero cum indoctis hominibus contendere instituens,</text:p>
      <text:p text:style-name="P1">qui praeterquam quod nihil rationi consentaneum nugentur,<text:line-break/>ne nerunt quidem quae ab ipsis commendentur. Admirantur<text:line-break/>enim Erasistrati rationem et nomen sibi ab illo imponunt,<text:line-break/>Erafistrateos appellantes t adeo vero sunt illius praecepturum<text:line-break/>ignari, ut omnia potius quam sententiam illius interpreten-<text:line-break/>tur. De sanguinis itaque missione adeo prolixa et .absurda<text:line-break/>nugantur, ut aliquis non inscitiam modo ap<text:span text:style-name="Default_20_Paragraph_20_Font"><text:span text:style-name="T2">t</text:span></text:span>orum, sed jam<text:line-break/>etiam impudentiam demiretur. Quum enim manifeste Erasi-<text:line-break/>ftratus dicat in capite de sanguinis eductione, in quo etiam<text:line-break/>solo venae lectionis meminit, Chrysipputn sanguinem non<text:line-break/>detrahere, ut aeger qui ob inflammationes necessario i<text:span text:style-name="Default_20_Paragraph_20_Font"><text:span text:style-name="T2">n</text:span></text:span>ediis<text:line-break/>traducitur, sufficiat. Ipsi omnia potius quam haec dicunt.<text:line-break/>Deinde visne me hominibus attendere, qui de Erasistrato nu-<text:line-break/>gantur, quum Erasistrati verba habeamus? non puto con-<text:line-break/>venire. Audiamus igitur ipsius verba. <text:span text:style-name="Default_20_Paragraph_20_Font"><text:span text:style-name="T2">Mult</text:span></text:span>o, inquit, <text:span text:style-name="Default_20_Paragraph_20_Font"><text:span text:style-name="T2">rectiu</text:span></text:span>s<text:line-break/><text:span text:style-name="Default_20_Paragraph_20_Font"><text:span text:style-name="T2">Chr</text:span></text:span>y<text:span text:style-name="Default_20_Paragraph_20_Font"><text:span text:style-name="T2">sippu</text:span></text:span>s <text:span text:style-name="Default_20_Paragraph_20_Font"><text:span text:style-name="T2">sccit, qui non mod</text:span></text:span>o <text:span text:style-name="Default_20_Paragraph_20_Font"><text:span text:style-name="T2">qu</text:span></text:span>o<text:span text:style-name="Default_20_Paragraph_20_Font"><text:span text:style-name="T2">d praesen</text:span></text:span>s <text:span text:style-name="Default_20_Paragraph_20_Font"><text:span text:style-name="T2">est inspicit,.<text:line-break/>sed etia</text:span></text:span>m <text:span text:style-name="Default_20_Paragraph_20_Font"><text:span text:style-name="T2">de imminenti periculo sollicita</text:span></text:span>s. <text:span text:style-name="Default_20_Paragraph_20_Font"><text:span text:style-name="T2">Pr</text:span></text:span>o<text:span text:style-name="Default_20_Paragraph_20_Font"><text:span text:style-name="T2">ximum entm</text:span></text:span></text:p>
      <text:p text:style-name="P1"><text:span text:style-name="Default_20_Paragraph_20_Font"><text:span text:style-name="T2">periculo ex sanguinis eductione provenienti illud quod in-<text:line-break/>siammatio suggerit, in quo cibum oster, -e haudfacile esi,<text:line-break/>sanguinis autem missionem et longo temp</text:span></text:span>o<text:span text:style-name="Default_20_Paragraph_20_Font"><text:span text:style-name="T2">re inediam ex—<text:line-break/>pe</text:span></text:span>no <text:span text:style-name="Default_20_Paragraph_20_Font"><text:span text:style-name="T2">periculum obvenit ne vires disselvantar. </text:span></text:span>Manifesto<text:line-break/>enim bie ex inedia periculum cavere ipsum scribit, quod<text:line-break/>necessario sequuturum arbitratur, ubi homo longiore tem-<text:line-break/>pore propter inflammationem fame sit excruciatus.</text:p>
      <text:h text:style-name="Heading_20_2" text:outline-level="2">Cap. VHI. </text:h>
      <text:p text:style-name="P6">An<text:span text:style-name="Default_20_Paragraph_20_Font"><text:span text:style-name="T2">n</text:span></text:span>on opus habeo hic rurfius Erasistra-<text:line-break/>tuorum nugis garrientium, cur cibum hominibus inflamma-<text:line-break/>tionem expertis non offerre juflerit, verum ipsum Erasistra-<text:line-break/>tum per verba quorum antea mentionem feci semel interpre-.<text:line-break/>fantem sequor, inprimisque ubi tertio febrium de iustam-<text:line-break/>orationibus quae ex plenitudine fiunt, primo autem ubi de<text:line-break/>vulneribus disserit. In- utrisque enim libris non semel, sed<text:line-break/>saepe venas, quae per inedias evacuatae sint, ut sanguinem<text:line-break/>affluentem denuo recipiant aptiores fieri dicit. Quid enim<text:line-break/>ait? <text:span text:style-name="Default_20_Paragraph_20_Font"><text:span text:style-name="T2">Hi</text:span></text:span>s <text:span text:style-name="Default_20_Paragraph_20_Font"><text:span text:style-name="T2">autem consequen</text:span></text:span>s <text:span text:style-name="Default_20_Paragraph_20_Font"><text:span text:style-name="T2">est</text:span></text:span> i<text:span text:style-name="Default_20_Paragraph_20_Font"><text:span text:style-name="T2">it vulneratis nihil</text:span></text:span> o<text:span text:style-name="Default_20_Paragraph_20_Font"><text:span text:style-name="T2">steramu</text:span></text:span>a<text:line-break/><text:span text:style-name="Default_20_Paragraph_20_Font"><text:span text:style-name="T2">sub instam</text:span></text:span>m<text:span text:style-name="Default_20_Paragraph_20_Font"><text:span text:style-name="T2">ati</text:span></text:span>o<text:span text:style-name="Default_20_Paragraph_20_Font"><text:span text:style-name="T2">nie temp</text:span></text:span>o<text:span text:style-name="Default_20_Paragraph_20_Font"><text:span text:style-name="T2">ribus. Etenim venae aliment</text:span></text:span>o <text:span text:style-name="Default_20_Paragraph_20_Font"><text:span text:style-name="T2">va-</text:span></text:span></text:p>
      <text:p text:style-name="P1"><text:span text:style-name="Default_20_Paragraph_20_Font"><text:span text:style-name="T2">cuae, faciliu</text:span></text:span>s <text:span text:style-name="Default_20_Paragraph_20_Font"><text:span text:style-name="T2">sanguinem in arterias concidentem rec</text:span></text:span>i<text:span text:style-name="Default_20_Paragraph_20_Font"><text:span text:style-name="T2">piunt:<text:line-break/></text:span></text:span>Itaque inedia tanquam auxilium evacuatorium phlegmonas<text:line-break/>folvit. Non enim ob aliam quandam rem in iustammationi-<text:line-break/>bus ipsam adhibendam constet quam ut venae vacuatae fana<text:line-break/>guinem in arterias illabentem facilius recipiant. Deinde, per<text:line-break/>deos, quum quis venas evacuare volet ubi liceat id et sine<text:line-break/>molestia et cito praestare, diu laborat, haud novi quomodo<text:line-break/>potius seipfum circumvenire deprehenditur. <text:span text:style-name="Default_20_Paragraph_20_Font"><text:span text:style-name="T2">N</text:span></text:span>o<text:span text:style-name="Default_20_Paragraph_20_Font"><text:span text:style-name="T2">n venamscco;<text:line-break/></text:span></text:span>inquit, <text:span text:style-name="Default_20_Paragraph_20_Font"><text:span text:style-name="T2">ut aeger inediis</text:span></text:span> o<text:span text:style-name="Default_20_Paragraph_20_Font"><text:span text:style-name="T2">b instammationes suscepti</text:span></text:span>s scisi<text:line-break/><text:span text:style-name="Default_20_Paragraph_20_Font"><text:span text:style-name="T2">fictae</text:span></text:span> sed cujus gratia inflammatos fame enecas ? <text:span text:style-name="Default_20_Paragraph_20_Font"><text:span text:style-name="T2">ut venas,.<text:line-break/></text:span></text:span>inquit; <text:span text:style-name="Default_20_Paragraph_20_Font"><text:span text:style-name="T2">evacuem</text:span></text:span>. Corrigitur non ab initio .evacuasti? pudet<text:line-break/>enim me miferetque viri a vero aberrantis. Nam praeterquam<text:line-break/>qu<text:span text:style-name="Default_20_Paragraph_20_Font"><text:span text:style-name="T2">o</text:span></text:span>d contrarius est non apparentibus tantum in arte operta<text:line-break/>bus, fed etiam <text:span text:style-name="Default_20_Paragraph_20_Font"><text:span text:style-name="T2">t</text:span></text:span>uis ipsius sententiis; adhuc etiam haec igne-<text:line-break/>rare deprehenditur, cujusnam gratia inediae adhibeantur,<text:line-break/>etsi usum ip<text:span text:style-name="Default_20_Paragraph_20_Font"><text:span text:style-name="T2">t</text:span></text:span>arum abunde simul et manifesto Praxagoras fieri-<text:line-break/>ptum reliquerit.- Adde quod ne Hippocrates quidem neque<text:line-break/>Diocles omiserit, ille vero adeo imperitus venia evacuandis</text:p>
      <text:p text:style-name="P1">inedias adhiberi putat, atque hac folum opitulandum censet.<text:line-break/>Postea evacuatorio indigens auxilio ad omnium^ mehercule<text:line-break/>imbecilliorum descendit, praetergressus efficacia et quae ce-<text:line-break/>leviter ad quodcunque deducere velis posses. Sed age tibi<text:line-break/>concedamus inflammationes in vulneribus ita etiam curari<text:line-break/>ut eas quae ob copiam contractae fiunt ; quid faciemus quum<text:line-break/>ipsa copia i<text:span text:style-name="Default_20_Paragraph_20_Font"><text:span text:style-name="T2">n</text:span></text:span> venis adhuc subsistit easque distendit, aut<text:line-break/>quum in arteriis ita adest, quomodo curabimus ? Ego sane in<text:line-break/>hujusmodi omnibus promptissimam esse ex vena vastationem<text:line-break/>censeo. Jam ad thoracem copia deseratur, pericliteturque<text:line-break/>aliquod vas in hoc rumpi, ne sic quidem venam locabimus,<text:line-break/>sed lanis nimirum^ artus excipiemus ? Illi quidem hoc fuffe-<text:line-break/>cerit. Nam quum revulsorio remedio utatur, haud novit<text:line-break/>venae sectionem in revulsione multo esse efficaciorem, quip-<text:line-break/>pe ubi multis sanguis adeo flueret, ut coerceri non posset,<text:line-break/>vena secta p<text:span text:style-name="Default_20_Paragraph_20_Font"><text:span text:style-name="T2">r</text:span></text:span>ofluvium compescuimus, id quod etiam Erasi-<text:line-break/>stratum ignorare arbitror. Neque enim vulgare est, quales<text:line-break/>venae in qualibus partibus sanguinem fundentibus secandae</text:p>
      <text:p text:style-name="P1">sint. Quum igitur ipsa venae sectio maxima praestet quibus<text:line-break/>nunc indigemus, ut quae et evacuare et revellere possit,<text:line-break/>quid cunctaris adhuc et tempus teris? hominem conficis,<text:line-break/>quum liceat vi ta<text:span text:style-name="Default_20_Paragraph_20_Font"><text:span text:style-name="T2">r</text:span></text:span>e et ipsam vastorum rupturam inflamma-<text:line-break/>tionemque ob hanc ortam et inediae cruciatus curandae in-<text:line-break/>stammationis gratia adhibitos. Si enim copia rupturam essi-<text:line-break/>cit, evacuata ea quod futurum erat cohibebis; quod si hoc<text:line-break/>contingit, etiam inflammationem ex ruptura ortam; sin au-<text:line-break/>tem hoc, ne inediarum quidem adhuc usus reflat. At tu mihi<text:line-break/>videris ceu cupiens inediam consulere ipsos affectus machi-<text:line-break/>nari, qui inediae cruciatum requirant. Quid grave erat eo<text:line-break/>quod vexat evacuato ne facessere quidem neg<text:span text:style-name="Default_20_Paragraph_20_Font"><text:span text:style-name="T2">o</text:span></text:span>tium?</text:p>
      <text:h text:style-name="Heading_20_2" text:outline-level="2">Cap.- IX. </text:h>
      <text:p text:style-name="P6">At frustra multum labor<text:span text:style-name="Default_20_Paragraph_20_Font"><text:span text:style-name="T2">o</text:span></text:span>, quum liceat<text:line-break/>tui te <text:span text:style-name="Default_20_Paragraph_20_Font"><text:span text:style-name="T2">s</text:span></text:span>ermonis admonere. An enim non ipse n<text:span text:style-name="Default_20_Paragraph_20_Font"><text:span text:style-name="T2">o</text:span></text:span>s d<text:span text:style-name="Default_20_Paragraph_20_Font"><text:span text:style-name="T2">o</text:span></text:span>cuisti in<text:line-break/>pri<text:span text:style-name="Default_20_Paragraph_20_Font"><text:span text:style-name="T2">o</text:span></text:span>re de fanitate tuenda, ubi venarum c<text:span text:style-name="Default_20_Paragraph_20_Font"><text:span text:style-name="T2">o</text:span></text:span>piae generationem<text:line-break/>praefatus, deinde ferinis remedia, fcopnm sane ipsorum <text:span text:style-name="Default_20_Paragraph_20_Font"><text:span text:style-name="T2">o</text:span></text:span>m-<text:line-break/>nium statuens evacuati<text:span text:style-name="Default_20_Paragraph_20_Font"><text:span text:style-name="T2">o</text:span></text:span>nem, aliam vero alii c<text:span text:style-name="Default_20_Paragraph_20_Font"><text:span text:style-name="T2">o</text:span></text:span>nferre dicens ,</text:p>
      <text:p text:style-name="P1">quin et pletlioram, sic enim copiam alimenti in venis con-<text:line-break/>tenti appellandam censes, evacuas exercitiaque et balnea<text:line-break/>complura et tenuem victum esse praecipis. Non idem vero<text:line-break/>omnibus conferre praesidium evacuatorium, quoniam neque<text:line-break/>omnes consueverunt omnibus uti, sed alii balneis magis, alii<text:line-break/>exercitiis, alii a cibo vomitu, idem quod non omnes iisdem<text:line-break/>morbis sunt obnoxii, sed lue morbo comitiali, ille sanguinis<text:line-break/>sputo, alius jecoris aut lienis affectibus. Non igitur comitiali<text:line-break/>morbo obnoxium balneis evacuare aggrediemur, ut tu ais,<text:line-break/>recte id praecipiens, neqeum, in quo ne vas aliquod thoracis<text:line-break/>rumpatur metus est, exercemus: periculum enim nimirum<text:line-break/>in exercitiorum validis ri<text:span text:style-name="Default_20_Paragraph_20_Font"><text:span text:style-name="T2">m</text:span></text:span>atibus ne, etiam si copia non-fit,<text:line-break/>ob imbecillitatem tamen in thorace vasa rumpantur., querno-<text:line-break/>do igitur ipsis medebimur nos doceto. Quod etenim vacuan-<text:line-break/>dum sit tu quoque fateris; habeamus autem praesidia vacua-<text:line-break/>toria, exercitia, balnea copiosiora et tenuem victum. Verum<text:line-break/>exercitiis ne tu quidem ipse .utendum censes: de balneis tu<text:line-break/>omnino obticuisti, utendumne sit an minus in ita affectis</text:p>
      <text:p text:style-name="P1">hominibus. Ego id ipsum quod apparet experientia eompro-i<text:line-break/>batum exponam : item si de te quoque vaticinari licet, quid<text:line-break/>forsan opinatus sis aperiam. Itaque tu ipse in libro de suit-<text:line-break/>guinis remotione deligatur simul et inediis uteris, tanquam<text:line-break/>his quidem revellere copiam, balneis autem vacuare non<text:line-break/>conveniat. Considero e<text:span text:style-name="Default_20_Paragraph_20_Font"><text:span text:style-name="T2">n</text:span></text:span>im te balueum in rupta jam vena<text:line-break/>prohibiturum, neque dixisti, si de ruptura suspicio est, velle<text:line-break/>te uti:. sin autem ne sic quidem sensisti, mihi tamen id quod<text:line-break/>apparet abunde est. Maxima namque omnibus sanguinis<text:line-break/>emptionibus ex balneo laesio existit causaque manifesta est,<text:line-break/>siquidem fanguis. funditur et in vapores fpiritusque solvitur<text:line-break/>balueo calido, adeo ut etiam ad motum incitetur in tumo-<text:line-break/>remque attollatur, corpora autem mollia et imbecillia ex ca-<text:line-break/>lidis lavacris efficiuntur. Quomodo igitur non facile afficiam-<text:line-break/>tur molliora reddita, quum etiam is qui rupturam vasis ex-<text:line-break/>pertus est, motum simul et tumorem acceperit? Non igitur<text:line-break/>balneis evacuare tentabimus eos quibus venas ob sanguinis<text:line-break/>copiam rumpi metus est. Superest ut ad tertium evacuato-</text:p>
      <text:p text:style-name="P1">rium remedium confugiamus, nempe ad tenuem rictus ratio-<text:line-break/>nem. Age jam qu<text:span text:style-name="Default_20_Paragraph_20_Font"><text:span text:style-name="T2">o</text:span></text:span>niam et hanc ipse tribus modis moliris,<text:line-break/>tenues, paucos, nec nutrientes cibos offerens, aut neuti-<text:line-break/>quam exhibens aut vomitum a coena imperans. Videamus<text:line-break/>igitur quomodo tenuiter aegrotum cibabimur, num a coena<text:line-break/>vomere j abentes ? At quod ab exercitiorum contentione ab-<text:line-break/>stinuerimus, si modo vomitu intrepide usuri simus, id nemi-.<text:line-break/>nem vel imperitum latere puto. ln posterum igitur vel ine-<text:line-break/>dium imperabimus, vel. paucos vixque nutrientes cibos of-<text:line-break/>feremus. Verum haec quamvis n<text:span text:style-name="Default_20_Paragraph_20_Font"><text:span text:style-name="T2">o</text:span></text:span>n insigniter, nutriunt ta-<text:line-break/>men et ipsa, nos vero n<text:span text:style-name="Default_20_Paragraph_20_Font"><text:span text:style-name="T2">o</text:span></text:span>n addere aliquid, sed auferre potius<text:line-break/>cupimus. Ultimo igitur laboriosam illam ac revera pernicio-<text:line-break/>fam. aeque atque sacram aliquam anchoram, quaeque omni-<text:line-break/>bus affectibus opitulari possit, famem accersamus, ac deinceps<text:line-break/>et Apollonium et Dexippum ea gratia maledictis incessemus ?<text:line-break/>At hic te recordari percuperem illorum, quae.ipfe de hac re<text:line-break/>docueris; nam tu ipse de. inedia sic rideris <text:span text:style-name="Default_20_Paragraph_20_Font"><text:span text:style-name="T2">s</text:span></text:span>entire, tanquam<text:line-break/>ea ex numero evacuatoriorum auxiliorum nequaquam esse</text:p>
      <text:p text:style-name="P1">possit. Verum simul ac prius quod volo demonstravero; tum<text:line-break/>et testimoniorum quae adducis faciam mentionem. Nam<text:line-break/>inedia inter res quae in naturam cadunt nullum obtinet lo-<text:line-break/>cum, nihlloque magis subsistit quam vel caecitas vel furdi-<text:line-break/>tas, quae omnium rerum existe<text:span text:style-name="Default_20_Paragraph_20_Font"><text:span text:style-name="T2">n</text:span></text:span>tium privationes fiunt. Ipsa<text:line-break/>enim ciborum adjectio ex rebus i<text:span text:style-name="Default_20_Paragraph_20_Font"><text:span text:style-name="T2">n</text:span></text:span> usum humanum cadenti-<text:line-break/>bus habetur, unde et hanc opusque ejus corporis nutritio-<text:line-break/>nem esse invenies; rursum subtractio eorundem non eadem<text:line-break/>cum rebus existentibus. est, neque etiam proferre poteris<text:line-break/>aliquod opus .illius, qualis scilicet illa est, quae in sudoribus<text:line-break/>venaeque sectione ac clysteribus contingit evacuatio, nec non<text:line-break/>in eduliis nutritio. Media igitur amborum evacuationis et<text:line-break/>nutritionis inedia est v neque enim nutrit neque vacuat.<text:line-break/>Quomodo igitur, ait, multi ex inedia ciborum inopia intel-<text:line-break/>luxisse dicemus , quoniam ita ne in latebris quidem degentia<text:line-break/>animalia, ubi fi alimenti laborant inopia,. possent perdurare.<text:line-break/>Perdurant autem etiam Erafistrato asserente, qui et cau<text:span text:style-name="Default_20_Paragraph_20_Font"><text:span text:style-name="T2">t</text:span></text:span>am<text:line-break/>apponit. Omnia namque illa, quia per exteriorem cutis su-</text:p>
      <text:p text:style-name="P1">perficient; pr<text:span text:style-name="Default_20_Paragraph_20_Font"><text:span text:style-name="T2">o</text:span></text:span>ut aut magis aut minus rara exissent; trau-<text:line-break/>fpirare difstarique alti Ejus vero quod fuperficies ipforum<text:line-break/>magis mindsque rara efficitur, cum aliae causae quaedam<text:line-break/>existunt tpm illae non minimae; quae calore, frigore, quiete^<text:line-break/>motuque corpus immutant, Ubi enim ambiens aer calidus^<text:line-break/>est et animal exercetur, alimento plurimum destitui difflari-<text:line-break/>que contingit E contrario quum ambiens frigidus est et<text:line-break/>animal non movetur, extimam cutem densari contingit ac<text:line-break/>vel nihil vel omnino paucum per latentes meatus effluere;<text:line-break/>eoque in latebris degentia alimento non indigent, ntpote<text:line-break/>quum frigida sint, otiofa et toto corpore crassa degantque in<text:line-break/>quiete, cutis autem exterior hiberno algore densetur, quo<text:line-break/>tempore in latebris agunt animalia, fit ut nihil foris essiuat.<text:line-break/><text:span text:style-name="Default_20_Paragraph_20_Font"><text:span text:style-name="T2">Q</text:span></text:span>uare nec eo quod impleat evacuatum indiget, alioquin<text:line-break/>alimento opus esset, eamque ob causant id animalia expetunt,<text:line-break/>inediae ex vacuatioue factae medicantia. Itaque uemlui du-<text:line-break/>biom est inediae causam esse evacuationem; quae per to-<text:line-break/>tam sit superficiem ulumque ciborum, al id quod vacuatur</text:p>
      <text:p text:style-name="P1">repleatur. Quum itaque cau<text:span text:style-name="Default_20_Paragraph_20_Font"><text:span text:style-name="T2">t</text:span></text:span>a interit, ob quam plane a<text:span text:style-name="Default_20_Paragraph_20_Font"><text:span text:style-name="T2">n</text:span></text:span>i-<text:line-break/>malia cibis i<text:span text:style-name="Default_20_Paragraph_20_Font"><text:span text:style-name="T2">n</text:span></text:span>digebant, necessarium prorsus est etiam usum<text:line-break/>una aboleri: unde sit ut qui in latebris agant, cibis non in-<text:line-break/>digeant, quoniam ne appositione quidem. Clare igitur didi-<text:line-break/>cimus inediam vacuare non posse, sed cutis raritatem. Hanc<text:line-break/>autem si deusaveris otio et frigore, quae famis cruciatus ad-.<text:line-break/>huc utilitas restat? Atqui necessarium ambo cavere et exer-<text:line-break/>cilia et omnem calefactionem, cui de sputo- sanguinis pericu-<text:line-break/>lum est: etenim validus conatus venas disrumpere solet, ca-<text:line-break/>finitas autem qua ratione etiam balnea offendit. Itaque non<text:line-break/>corpus calefaciendo evacuabis, sed vel exercitiis vel balneis<text:line-break/>calore excitato maxime laedes venas ipsas rupturae op-<text:line-break/>portunas. Quid itaque deinceps adhuc ita laborantibus<text:line-break/>consulemus? siquidem inediae, nisi homo exerceatur,<text:line-break/>vel alio queris modo incalescat, vacuare nequeunt. San-<text:line-break/>guinis autem missionem ut consuevimus extreme vitamus,<text:line-break/>sicut, opinor, validas purgationes, Mirum autem est quan-</text:p>
      <text:p text:style-name="P1">ta evacuantium praesidiorum quae inediae adiunguntur .ec-<text:line-break/>pia suppetat. Bi autum hac sola non vacuet, illa vero<text:line-break/>eum quibus vacuare sidet, plus noxae quam commodi va-<text:line-break/>ouando praesta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1</dc:title>
    <dc:subject/>
    <meta:initial-creator>Galien</meta:initial-creator>
    <meta:creation-date>2023-01-13T09:51:00Z</meta:creation-date>
    <dc:date>2023-01-13T10:54:12.723000000</dc:date>
    <meta:editing-cycles>5</meta:editing-cycles>
    <meta:editing-duration>PT2M32S</meta:editing-duration>
    <meta:document-statistic meta:table-count="0" meta:image-count="0" meta:object-count="0" meta:page-count="40" meta:paragraph-count="58" meta:word-count="5852" meta:character-count="39842" meta:non-whitespace-character-count="34039"/>
    <meta:template xlink:type="simple" xlink:actuate="onRequest" xlink:title="" xlink:href="Normal.dotm"/>
  </office:meta>
</office:document-meta>
</file>